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0C89E9398D9E87D4AB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keep-with-next="auto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/>
    </style:style>
    <style:style style:name="P6" style:family="paragraph" style:parent-style-name="Standard">
      <style:paragraph-properties fo:text-align="end" style:justify-single-word="false" fo:break-before="auto" fo:break-after="auto"/>
    </style:style>
    <style:style style:name="P7" style:family="paragraph" style:parent-style-name="Standard">
      <style:paragraph-properties fo:margin-left="0cm" fo:margin-right="-0.272cm" fo:line-height="115%" fo:text-indent="0cm" style:auto-text-indent="false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text-align="justify" style:justify-single-word="false" fo:break-before="auto" fo:break-after="auto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cm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>
        <style:tab-stops>
          <style:tab-stop style:position="0cm"/>
        </style:tab-stops>
      </style:paragraph-properties>
    </style:style>
    <style:style style:name="P14" style:family="paragraph" style:parent-style-name="Heading_20_3">
      <style:paragraph-properties fo:text-align="center" style:justify-single-word="false" fo:break-before="auto" fo:break-after="auto">
        <style:tab-stops>
          <style:tab-stop style:position="0cm"/>
        </style:tab-stops>
      </style:paragraph-properties>
    </style:style>
    <style:style style:name="P15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0cm"/>
        </style:tab-stops>
      </style:paragraph-properties>
    </style:style>
    <style:style style:name="P16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0cm"/>
        </style:tab-stops>
      </style:paragraph-properties>
      <style:text-properties officeooo:paragraph-rsid="0012fa8f"/>
    </style:style>
    <style:style style:name="P17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justify" style:justify-single-word="false" fo:orphans="0" fo:widows="0" fo:text-indent="-0.635cm" style:auto-text-indent="false" fo:padding="0cm" fo:border="none">
        <style:tab-stops>
          <style:tab-stop style:position="0cm"/>
        </style:tab-stops>
      </style:paragraph-properties>
      <style:text-properties officeooo:paragraph-rsid="0012fa8f"/>
    </style:style>
    <style:style style:name="P18" style:family="paragraph" style:parent-style-name="Standard" style:master-page-name="Standard">
      <style:paragraph-properties fo:margin-top="0cm" fo:margin-bottom="0.212cm" style:contextual-spacing="false" fo:line-height="100%" fo:text-align="justify" style:justify-single-word="false" style:page-number="1" fo:break-before="auto" fo:break-after="auto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officeooo:rsid="00130d71" officeooo:paragraph-rsid="00130d7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officeooo:paragraph-rsid="0012fa8f" style:font-size-asian="10pt" style:font-size-complex="10pt"/>
    </style:style>
    <style:style style:name="P21" style:family="paragraph" style:parent-style-name="Standard">
      <style:paragraph-properties fo:text-align="justify" style:justify-single-word="false" fo:break-before="auto" fo:break-after="auto">
        <style:tab-stops>
          <style:tab-stop style:position="0cm"/>
        </style:tab-stops>
      </style:paragraph-properties>
      <style:text-properties fo:font-size="10pt" officeooo:paragraph-rsid="0012fa8f" style:font-size-asian="10pt" style:font-size-complex="10pt"/>
    </style:style>
    <style:style style:name="P2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>
        <style:tab-stops>
          <style:tab-stop style:position="0cm"/>
        </style:tab-stops>
      </style:paragraph-properties>
    </style:style>
    <style:style style:name="P2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130d71"/>
    </style:style>
    <style:style style:name="P24" style:family="paragraph" style:parent-style-name="Standard" style:list-style-name="L1">
      <style:paragraph-properties fo:break-before="auto" fo:break-after="auto">
        <style:tab-stops>
          <style:tab-stop style:position="0cm"/>
        </style:tab-stops>
      </style:paragraph-properties>
      <style:text-properties officeooo:rsid="00130d71" officeooo:paragraph-rsid="00130d71"/>
    </style:style>
    <style:style style:name="P2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rsid="00130d71" officeooo:paragraph-rsid="00130d71"/>
    </style:style>
    <style:style style:name="P26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30d71" officeooo:paragraph-rsid="00130d71"/>
    </style:style>
    <style:style style:name="P27" style:family="paragraph" style:parent-style-name="Standard" style:list-style-name="L4">
      <style:paragraph-properties>
        <style:tab-stops>
          <style:tab-stop style:position="0cm"/>
        </style:tab-stops>
      </style:paragraph-properties>
      <style:text-properties officeooo:rsid="00130d71" officeooo:paragraph-rsid="00130d71"/>
    </style:style>
    <style:style style:name="P28" style:family="paragraph" style:parent-style-name="Standard" style:list-style-name="L2">
      <style:paragraph-properties>
        <style:tab-stops>
          <style:tab-stop style:position="0cm"/>
        </style:tab-stops>
      </style:paragraph-properties>
      <style:text-properties officeooo:rsid="00130d71" officeooo:paragraph-rsid="00130d71"/>
    </style:style>
    <style:style style:name="P29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0cm"/>
        </style:tab-stops>
      </style:paragraph-properties>
      <style:text-properties fo:font-weight="bold" officeooo:rsid="00130d71" officeooo:paragraph-rsid="00130d71" style:font-weight-asian="bold" style:font-weight-complex="bold"/>
    </style:style>
    <style:style style:name="P31" style:family="paragraph">
      <loext:graphic-properties draw:fill="solid" draw:fill-color="#a0a0a0"/>
      <style:paragraph-properties fo:text-align="start"/>
      <style:text-properties fo:font-size="18pt"/>
    </style:style>
    <style:style style:name="P32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fa8f"/>
    </style:style>
    <style:style style:name="T7" style:family="text">
      <style:text-properties officeooo:rsid="00130d71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254cm" fo:border="non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vertical-align="middle" draw:auto-grow-height="false" fo:min-height="0cm" fo:min-width="0cm" fo:padding-top="0.254cm" fo:padding-bottom="0.254cm" fo:padding-left="0.254cm" fo:padding-right="0.254cm" fo:wrap-option="wrap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svg:stroke-color="#000000" draw:fill-color="#ffffff" draw:textarea-horizontal-align="justify" draw:textarea-vertical-align="middle" draw:auto-grow-height="false" fo:min-height="11.94cm" fo:min-width="14.7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lumne (nom i cognoms):</text:p>
      <text:p text:style-name="P14"><text:bookmark text:name="_gjdgxs"/>Pràctica 1.2. Introducció HTML: Llistes</text:p>
      <text:p text:style-name="P10"/>
      <text:p text:style-name="P12">Objectius</text:p>
      <text:p text:style-name="P11"/>
      <text:p text:style-name="P9">Introducció a <text:s/>HTML.</text:p>
      <text:p text:style-name="P9">Practicar les llistes amb etiquetes bàsiques en HTML.</text:p>
      <text:p text:style-name="P11"/>
      <text:p text:style-name="P29"><text:span text:style-name="T3">Activitat LListes</text:span></text:p>
      <text:p text:style-name="P10"/>
      <text:p text:style-name="P13">Realitzeu una página en html amb la utilització de les etiquetes vistes a clase:</text:p>
      <text:p text:style-name="P13"/>
      <text:p text:style-name="P13">Treballar les llistes. Investiga com posar les icones de la imatge (c<text:span text:style-name="T6">e</text:span>rcles i quadres): Pista <text:span text:style-name="T4">&lt;style&gt;</text:span></text:p>
      <text:p text:style-name="P13"/>
      <text:list text:style-name="WWNum1">
        <text:list-item>
          <text:p text:style-name="P22">Inseriu Llistes numerad<text:span text:style-name="T6">e</text:span>s i no numera<text:span text:style-name="T6">de</text:span>s tal co<text:span text:style-name="T6">m</text:span> està en la imatge. Podeu afegir més i els noms que vulgueu, així com la tem<text:span text:style-name="T6">à</text:span>tica.</text:p>
        </text:list-item>
        <text:list-item>
          <text:p text:style-name="P22">Inseriu 3 tipus d’etiquetes meta amb les informacions que considereu.</text:p>
        </text:list-item>
        <text:list-item>
          <text:p text:style-name="P15">Inseriu un títol al cos.</text:p>
        </text:list-item>
        <text:list-item>
          <text:p text:style-name="P16">Utilitzeu etiquetes de text i llista amb els atributs necessaris.</text:p>
          <text:p text:style-name="P17"><text:line-break/></text:p>
        </text:list-item>
      </text:list>
      <text:p text:style-name="P21">Exemple <text:span text:style-name="T7">mínim</text:span>:</text:p>
      <text:p text:style-name="P20"><draw:custom-shape text:anchor-type="paragraph" draw:z-index="0" draw:name="Forma 1" draw:style-name="gr2" draw:text-style-name="P32" svg:width="14.763cm" svg:height="11.941cm" svg:x="0.586cm" svg:y="0.196cm"><text:p text:style-name="P19">LLISTA NORMAL</text:p><text:list text:style-name="L1"><text:list-item><text:p text:style-name="P24">Llista 1</text:p></text:list-item><text:list-item><text:p text:style-name="P25">Llista 2</text:p></text:list-item><text:list-item><text:p text:style-name="P25">Llista 3</text:p></text:list-item></text:list><text:p text:style-name="P26"><text:span text:style-name="T5">DIFERENTS VINYETES</text:span></text:p><text:p text:style-name="P26"><text:s text:c="6"/>(disc negre) Element 1</text:p><text:p text:style-name="P26"><text:s text:c="6"/>(cercle) Element 2</text:p><text:p text:style-name="P26"><text:s text:c="6"/>(quadrat) Element 3</text:p><text:p text:style-name="P26"><text:span text:style-name="T5">LLISTA NUMERADA</text:span></text:p><text:list text:style-name="L2"><text:list-item><text:p text:style-name="P28">Element 1</text:p></text:list-item><text:list-item><text:p text:style-name="P28">Element 2</text:p><text:list><text:list-item><text:p text:style-name="P28">Sub-element 1</text:p></text:list-item><text:list-item><text:p text:style-name="P28">Sub-element 2</text:p></text:list-item></text:list></text:list-item><text:list-item><text:p text:style-name="P28">Element 3</text:p></text:list-item></text:list><text:p text:style-name="P30">LLISTA AMB LLETRES</text:p><text:p text:style-name="P26"><text:s text:c="7"/>A. Element 1</text:p><text:p text:style-name="P26"><text:s text:c="7"/>B. Element 2</text:p><text:p text:style-name="P26"><text:s text:c="7"/>C. Element 3</text:p><text:p text:style-name="P26"><text:span text:style-name="T5">LLISTA NUMERADA DESDE X...</text:span></text:p><text:p text:style-name="P26"><text:s text:c="7"/>24. Element 1</text:p><text:p text:style-name="P26"><text:s text:c="7"/>25. Element 2</text:p><text:p text:style-name="P26"><text:s text:c="7"/>26. Element 3</text:p><text:p text:style-name="P26"/><draw:enhanced-geometry svg:viewBox="0 0 21600 21600" draw:type="rectangle" draw:enhanced-path="M 0 0 L 21600 0 21600 21600 0 21600 0 0 Z N"/></draw:custom-shape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style:contextual-spacing="false" fo:line-height="100%" fo:text-align="start" style:justify-single-word="false" fo:keep-together="always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992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424cm"/>
    </style:style>
    <style:style style:name="Table1.B" style:family="table-column">
      <style:table-column-properties style:column-width="12.568cm"/>
    </style:style>
    <style:style style:name="Table1.1" style:family="table-row">
      <style:table-row-properties style:min-row-height="2.64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break-before="auto" fo:break-after="auto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/>
    </style:style>
    <style:style style:name="MP4" style:family="paragraph">
      <loext:graphic-properties draw:fill="solid" draw:fill-color="#a0a0a0"/>
      <style:paragraph-properties fo:text-align="start"/>
      <style:text-properties fo:font-size="18pt"/>
    </style:style>
    <style:style style:name="MP5" style:family="paragraph" style:parent-style-name="Standard">
      <style:paragraph-properties fo:text-align="end" style:justify-single-word="false" fo:break-before="auto" fo:break-after="auto"/>
    </style:style>
    <style:style style:name="MP6" style:family="paragraph" style:parent-style-name="Standard">
      <style:paragraph-properties fo:margin-left="0cm" fo:margin-right="-0.272cm" fo:line-height="115%" fo:text-indent="0cm" style:auto-text-indent="false"/>
    </style:style>
    <style:style style:name="MP7" style:family="paragraph" style:parent-style-name="Standard">
      <style:paragraph-properties fo:line-height="115%" fo:text-align="center" style:justify-single-word="false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orphans="0" fo:widows="0" fo:text-indent="0cm" style:auto-text-indent="false" fo:keep-with-next="auto"/>
      <style:text-properties fo:font-size="8pt" fo:font-weight="bold" style:font-size-asian="8pt" style:font-weight-asian="bold" style:font-size-complex="8pt"/>
    </style:style>
    <style:style style:name="MP9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254cm" fo:border="non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middle" draw:auto-grow-height="false" fo:min-height="0cm" fo:min-width="0cm" fo:padding-top="0.254cm" fo:padding-bottom="0.254cm" fo:padding-left="0.254cm" fo:padding-right="0.254cm" fo:wrap-option="wrap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3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frame draw:style-name="Mfr2" draw:name="image2.png" text:anchor-type="as-char" svg:width="5.027cm" svg:height="1.693cm" draw:z-index="2"><draw:image xlink:href="Pictures/1000000000000258000000C89E9398D9E87D4ABB.png" xlink:type="simple" xlink:show="embed" xlink:actuate="onLoad" draw:mime-type="image/png"/></draw:frame></text:p>
              <text:p text:style-name="MP7"><text:a xlink:type="simple" xlink:href="http://www.ies-provensana.com/intraweb/index.php" text:style-name="ListLabel_20_10" text:visited-style-name="ListLabel_20_10"><text:span text:style-name="MT2">Institut PROVENÇANA</text:span></text:a></text:p>
            </table:table-cell>
            <table:table-cell table:style-name="Table1.A1" office:value-type="string">
              <text:p text:style-name="MP8"/>
              <text:p text:style-name="MP8">M4 - Llenguatge de marques i sistemes de gestió de la informació</text:p>
              <text:p text:style-name="MP8">UF1 - Programació amb XML</text:p>
              <text:p text:style-name="MP9">Curs - 2021/2022</text:p>
            </table:table-cell>
          </table:table-row>
        </table:table>
        <text:p text:style-name="MP2"><draw:frame draw:style-name="Mfr1" draw:name="Marco1" text:anchor-type="char" svg:x="0cm" svg:width="0.041cm" svg:height="0.056cm" draw:z-index="4"><draw:text-box><text:p text:style-name="MP3"/></draw:text-box></draw:frame><draw:frame draw:style-name="Mfr1" draw:name="1" text:anchor-type="char" svg:x="0cm" svg:width="0.041cm" svg:height="0.056cm" draw:z-index="5"><draw:text-box><text:p text:style-name="MP3"/></draw:text-box></draw:frame><draw:custom-shape text:anchor-type="as-char" draw:z-index="2" draw:name="Forma1" draw:style-name="Mgr1" draw:text-style-name="MP4" svg:width="0.036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5"><text:span text:style-name="MT1">Pàgina </text:span><text:page-number text:select-page="current">1</text:page-number><text:span text:style-name="MT1"><text:s/>de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09-18T22:40:40.458000000</dc:date>
    <meta:editing-duration>PT11M20S</meta:editing-duration>
    <meta:editing-cycles>2</meta:editing-cycles>
    <meta:document-statistic meta:table-count="1" meta:image-count="1" meta:object-count="0" meta:page-count="1" meta:paragraph-count="43" meta:word-count="200" meta:character-count="1161" meta:non-whitespace-character-count="952"/>
  </office:meta>
</office:document-meta>
</file>